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e3d49" loext:opacity="100%" style:font-name="Open Sans" fo:font-size="13.5pt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741cm" fo:margin-bottom="0.13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e3d49" loext:opacity="100%" style:font-name="Open Sans" fo:font-size="13.5pt" fo:letter-spacing="normal" fo:font-style="normal" fo:font-weight="bold"/>
    </style:style>
    <style:style style:name="P3" style:family="paragraph" style:parent-style-name="Preformatted_20_Text">
      <loext:graphic-properties draw:fill="solid" draw:fill-color="#f7f7f8" draw:opacity="100%"/>
      <style:paragraph-properties fo:margin-left="0cm" fo:margin-right="0cm" fo:margin-top="0cm" fo:margin-bottom="0cm" style:contextual-spacing="false" fo:line-height="142%" fo:text-align="start" style:justify-single-word="false" fo:orphans="2" fo:widows="2" fo:text-indent="0cm" style:auto-text-indent="false" fo:background-color="#f7f7f8" fo:padding="0.049cm" fo:border="0.06pt solid #b4b9bd"/>
    </style:style>
    <style:style style:name="P4" style:family="paragraph" style:parent-style-name="Preformatted_20_Text">
      <loext:graphic-properties draw:fill="solid" draw:fill-color="#f7f7f8" draw:opacity="100%"/>
      <style:paragraph-properties fo:margin-top="0cm" fo:margin-bottom="0cm" style:contextual-spacing="false" fo:line-height="142%" fo:text-align="start" style:justify-single-word="false" fo:orphans="2" fo:widows="2" fo:background-color="#f7f7f8" fo:padding="0.049cm" fo:border="0.06pt solid #b4b9bd"/>
    </style:style>
    <style:style style:name="P5" style:family="paragraph" style:parent-style-name="Text_20_body">
      <style:paragraph-properties fo:margin-left="0cm" fo:margin-right="0cm" fo:margin-top="0cm" fo:margin-bottom="0.397cm" style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4f4f4f" loext:opacity="100%" style:font-name="Open Sans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loext:opacity="100%" style:font-name="inherit" fo:font-size="9.75pt" fo:letter-spacing="normal" fo:font-style="normal" fo:font-weight="bold" fo:background-color="#f7f7f8" loext:char-shading-value="0" loext:padding="0cm" loext:border="none"/>
    </style:style>
    <style:style style:name="T2" style:family="text">
      <style:text-properties fo:font-variant="normal" fo:text-transform="none" fo:color="#0f2b3d" loext:opacity="100%" style:font-name="Menlo" fo:font-size="9.75pt" fo:letter-spacing="normal" fo:font-style="normal" fo:font-weight="normal" fo:background-color="#f7f7f8" loext:char-shading-value="0" loext:padding="0cm" loext:border="none"/>
    </style:style>
    <style:style style:name="T3" style:family="text">
      <style:text-properties fo:font-variant="normal" fo:text-transform="none" fo:color="#0f2b3d" loext:opacity="100%" style:font-name="Menlo" fo:font-size="10.5pt" fo:letter-spacing="normal" fo:font-style="normal" fo:font-weight="normal" fo:background-color="#f7f7f8" loext:char-shading-value="0" loext:padding="0.049cm" loext:border="0.06pt solid #b4b9bd"/>
    </style:style>
    <style:style style:name="T4" style:family="text">
      <style:text-properties fo:font-variant="normal" fo:text-transform="none" fo:color="#0f2b3d" loext:opacity="100%" fo:letter-spacing="normal" fo:background-color="#f7f7f8" loext:char-shading-value="0" loext:padding="0cm" loext:border="none"/>
    </style:style>
    <style:style style:name="T5" style:family="text">
      <style:text-properties fo:font-variant="normal" fo:text-transform="none" fo:color="#dd1144" loext:opacity="100%" style:font-name="Menlo" fo:font-size="9.75pt" fo:letter-spacing="normal" fo:font-style="normal" fo:font-weight="normal" fo:background-color="#f7f7f8" loext:char-shading-value="0" loext:padding="0cm" loext:border="none"/>
    </style:style>
    <style:style style:name="T6" style:family="text">
      <style:text-properties fo:font-variant="normal" fo:text-transform="none" fo:color="#008080" loext:opacity="100%" style:font-name="Menlo" fo:font-size="9.75pt" fo:letter-spacing="normal" fo:font-style="normal" fo:font-weight="normal" fo:background-color="#f7f7f8" loext:char-shading-value="0" loext:padding="0cm" loext:border="none"/>
    </style:style>
    <style:style style:name="T7" style:family="text">
      <style:text-properties fo:font-variant="normal" fo:text-transform="none" fo:color="#4f4f4f" loext:opacity="100%" style:font-name="inherit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4f4f4f" loext:opacity="100%" style:font-name="inherit" fo:font-size="12pt" fo:letter-spacing="normal" fo:font-style="normal" fo:font-weight="normal"/>
    </style:style>
    <style:style style:name="T9" style:family="text">
      <style:text-properties fo:font-variant="normal" fo:text-transform="none" fo:color="#4f4f4f" loext:opacity="100%" style:font-name="Open Sans" fo:font-size="12pt" fo:letter-spacing="normal" fo:font-style="normal" fo:font-weight="normal"/>
    </style:style>
    <style:style style:name="T10" style:family="text">
      <style:text-properties fo:font-variant="normal" fo:text-transform="none" fo:color="#990000" loext:opacity="100%" style:font-name="inherit" fo:font-size="9.75pt" fo:letter-spacing="normal" fo:font-style="normal" fo:font-weight="bold" fo:background-color="#f7f7f8" loext:char-shading-value="0" loext:padding="0cm" loext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creating-a-dag"/>Creating a DAG</text:h>
      <text:p text:style-name="P5">Creating a DAG is easy. Give it a name, a description, a start date, and an interval.</text:p>
      <text:p text:style-name="P3"><text:span text:style-name="Source_20_Text"><text:span text:style-name="T1">from</text:span></text:span><text:span text:style-name="Source_20_Text"><text:span text:style-name="T2"> airflow </text:span></text:span><text:span text:style-name="Source_20_Text"><text:span text:style-name="T1">import</text:span></text:span><text:span text:style-name="Source_20_Text"><text:span text:style-name="T2"> DAG</text:span></text:span></text:p>
      <text:p text:style-name="P4"/>
      <text:p text:style-name="P4"/>
      <text:p text:style-name="P4"><text:span text:style-name="Source_20_Text"><text:span text:style-name="T2">divvy_dag = DAG(</text:span></text:span></text:p>
      <text:p text:style-name="P3"><text:span text:style-name="Source_20_Text"><text:span text:style-name="T4"><text:s text:c="4"/></text:span></text:span><text:span text:style-name="Source_20_Text"><text:span text:style-name="T5">'divvy'</text:span></text:span><text:span text:style-name="Source_20_Text"><text:span text:style-name="T2">,</text:span></text:span></text:p>
      <text:p text:style-name="P3"><text:span text:style-name="Source_20_Text"><text:span text:style-name="T4"><text:s text:c="4"/></text:span></text:span><text:span text:style-name="Source_20_Text"><text:span text:style-name="T1">description</text:span></text:span><text:span text:style-name="Source_20_Text"><text:span text:style-name="T2">=</text:span></text:span><text:span text:style-name="Source_20_Text"><text:span text:style-name="T5">'Analyzes Divvy Bikeshare Data'</text:span></text:span><text:span text:style-name="Source_20_Text"><text:span text:style-name="T2">,</text:span></text:span></text:p>
      <text:p text:style-name="P3"><text:span text:style-name="Source_20_Text"><text:span text:style-name="T4"><text:s text:c="4"/></text:span></text:span><text:span text:style-name="Source_20_Text"><text:span text:style-name="T2">start_date=datetime(</text:span></text:span><text:span text:style-name="Source_20_Text"><text:span text:style-name="T6">2019</text:span></text:span><text:span text:style-name="Source_20_Text"><text:span text:style-name="T2">, </text:span></text:span><text:span text:style-name="Source_20_Text"><text:span text:style-name="T6">2</text:span></text:span><text:span text:style-name="Source_20_Text"><text:span text:style-name="T2">, </text:span></text:span><text:span text:style-name="Source_20_Text"><text:span text:style-name="T6">4</text:span></text:span><text:span text:style-name="Source_20_Text"><text:span text:style-name="T2">),</text:span></text:span></text:p>
      <text:p text:style-name="P3"><text:span text:style-name="Source_20_Text"><text:span text:style-name="T4"><text:s text:c="4"/></text:span></text:span><text:span text:style-name="Source_20_Text"><text:span text:style-name="T2">schedule_interval=</text:span></text:span><text:span text:style-name="Source_20_Text"><text:span text:style-name="T5">'@daily'</text:span></text:span><text:span text:style-name="Source_20_Text"><text:span text:style-name="T2">)</text:span></text:span></text:p>
      <text:h text:style-name="P2" text:outline-level="3"><text:bookmark text:name="creating-operators-to-perform-tasks"/>Creating Operators to Perform Tasks</text:h>
      <text:p text:style-name="P6"><text:span text:style-name="Strong_20_Emphasis"><text:span text:style-name="T7">Operators</text:span></text:span><text:span text:style-name="T9"> define the atomic steps of work that make up a DAG. Instantiated operators are referred to as </text:span><text:span text:style-name="Strong_20_Emphasis"><text:span text:style-name="T7">Tasks</text:span></text:span><text:span text:style-name="T9">.</text:span></text:p>
      <text:p text:style-name="P3"><text:span text:style-name="Source_20_Text"><text:span text:style-name="T1">from</text:span></text:span><text:span text:style-name="Source_20_Text"><text:span text:style-name="T2"> airflow </text:span></text:span><text:span text:style-name="Source_20_Text"><text:span text:style-name="T1">import</text:span></text:span><text:span text:style-name="Source_20_Text"><text:span text:style-name="T2"> DAG</text:span></text:span></text:p>
      <text:p text:style-name="P3"><text:span text:style-name="Source_20_Text"><text:span text:style-name="T1">from</text:span></text:span><text:span text:style-name="Source_20_Text"><text:span text:style-name="T2"> airflow.operators.python_operator </text:span></text:span><text:span text:style-name="Source_20_Text"><text:span text:style-name="T1">import</text:span></text:span><text:span text:style-name="Source_20_Text"><text:span text:style-name="T2"> PythonOperator</text:span></text:span></text:p>
      <text:p text:style-name="P4"/>
      <text:p text:style-name="P3"><text:span text:style-name="Source_20_Text"><text:span text:style-name="T1">def</text:span></text:span><text:span text:style-name="Source_20_Text"><text:span text:style-name="T2"> </text:span></text:span><text:span text:style-name="Source_20_Text"><text:span text:style-name="T10">hello_world</text:span></text:span><text:span text:style-name="Source_20_Text"><text:span text:style-name="T2">():</text:span></text:span></text:p>
      <text:p text:style-name="P4"><text:span text:style-name="Source_20_Text"><text:span text:style-name="T4"><text:s text:c="4"/></text:span></text:span><text:span text:style-name="Source_20_Text"><text:span text:style-name="T2">print(“Hello World”)</text:span></text:span></text:p>
      <text:p text:style-name="P4"/>
      <text:p text:style-name="P4"><text:span text:style-name="Source_20_Text"><text:span text:style-name="T2">divvy_dag = DAG(...)</text:span></text:span></text:p>
      <text:p text:style-name="P4"><text:span text:style-name="Source_20_Text"><text:span text:style-name="T2">task = PythonOperator(</text:span></text:span></text:p>
      <text:p text:style-name="P4"><text:span text:style-name="Source_20_Text"><text:span text:style-name="T4"><text:s text:c="4"/></text:span></text:span><text:span text:style-name="Source_20_Text"><text:span text:style-name="T2">task_id=’hello_world’,</text:span></text:span></text:p>
      <text:p text:style-name="P4"><text:span text:style-name="Source_20_Text"><text:span text:style-name="T4"><text:s text:c="4"/></text:span></text:span><text:span text:style-name="Source_20_Text"><text:span text:style-name="T2">python_callable=hello_world,</text:span></text:span></text:p>
      <text:p text:style-name="P4"><text:span text:style-name="Source_20_Text"><text:span text:style-name="T4"><text:s text:c="4"/></text:span></text:span><text:span text:style-name="Source_20_Text"><text:span text:style-name="T2">dag=divvy_dag)</text:span></text:span></text:p>
      <text:h text:style-name="P2" text:outline-level="3"><text:bookmark text:name="schedules"/>Schedules</text:h>
      <text:p text:style-name="P6"><text:span text:style-name="Strong_20_Emphasis"><text:span text:style-name="T7">Schedules</text:span></text:span><text:span text:style-name="T9"> are optional, and may be defined with cron strings or Airflow Presets. Airflow provides the following presets:</text:span></text:p>
      <text:list xml:id="list592267578" text:style-name="L1">
        <text:list-item>
          <text:p text:style-name="P7"><text:span text:style-name="Source_20_Text"><text:span text:style-name="T3">@once</text:span></text:span><text:span text:style-name="T8"> - Run a DAG once and then never again</text:span></text:p>
        </text:list-item>
        <text:list-item>
          <text:p text:style-name="P7"><text:span text:style-name="Source_20_Text"><text:span text:style-name="T3">@hourly</text:span></text:span><text:span text:style-name="T8"> - Run the DAG every hour</text:span></text:p>
        </text:list-item>
        <text:list-item>
          <text:p text:style-name="P7"><text:span text:style-name="Source_20_Text"><text:span text:style-name="T3">@daily</text:span></text:span><text:span text:style-name="T8"> - Run the DAG every day</text:span></text:p>
        </text:list-item>
        <text:list-item>
          <text:p text:style-name="P7"><text:span text:style-name="Source_20_Text"><text:span text:style-name="T3">@weekly</text:span></text:span><text:span text:style-name="T8"> - Run the DAG every week</text:span></text:p>
        </text:list-item>
        <text:list-item>
          <text:p text:style-name="P7"><text:span text:style-name="Source_20_Text"><text:span text:style-name="T3">@monthly</text:span></text:span><text:span text:style-name="T8"> - Run the DAG every month</text:span></text:p>
        </text:list-item>
        <text:list-item>
          <text:p text:style-name="P7"><text:span text:style-name="Source_20_Text"><text:span text:style-name="T3">@yearly</text:span></text:span><text:span text:style-name="T8">- Run the DAG every year</text:span></text:p>
        </text:list-item>
        <text:list-item>
          <text:p text:style-name="P7"><text:soft-page-break/><text:span text:style-name="Source_20_Text"><text:span text:style-name="T3">None</text:span></text:span><text:span text:style-name="T8"> - Only run the DAG when the user initiates it</text:span></text:p>
        </text:list-item>
      </text:list>
      <text:p text:style-name="P6"><text:span text:style-name="Strong_20_Emphasis"><text:span text:style-name="T7">Start Date:</text:span></text:span><text:span text:style-name="T9"> If your start date is in the past, Airflow will run your DAG as many times as there are schedule intervals between that start date and the current date.</text:span></text:p>
      <text:p text:style-name="P6"><text:span text:style-name="Strong_20_Emphasis"><text:span text:style-name="T7">End Date:</text:span></text:span><text:span text:style-name="T9"> Unless you specify an optional end date, Airflow will continue to run your DAGs until you disable or delete the DAG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08:49:49.339811360</meta:creation-date>
    <dc:date>2021-06-11T08:50:02.108411316</dc:date>
    <meta:editing-duration>PT13S</meta:editing-duration>
    <meta:editing-cycles>1</meta:editing-cycles>
    <meta:document-statistic meta:table-count="0" meta:image-count="0" meta:object-count="0" meta:page-count="2" meta:paragraph-count="30" meta:word-count="216" meta:character-count="1331" meta:non-whitespace-character-count="1120"/>
    <meta:generator>LibreOffice/7.1.3.2$Linux_X86_64 LibreOffice_project/10$Build-2</meta:generator>
  </office:meta>
</office:document-meta>
</file>